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able-cell" style:name="aac9b2d">
      <style:table-cell-properties fo:border-bottom="0.02mm solid #000000" fo:border-left="0.02mm solid #000000" fo:border-right="0.02mm solid #000000" fo:border-top="0.02mm solid #000000"/>
    </style:style>
    <style:style style:family="table-column" style:name="a08d966">
      <style:table-column-properties style:rel-column-width="1000*"/>
    </style:style>
    <style:style style:family="table" style:name="a0b3478" style:parent-style-name="TableGrid">
      <style:table-properties style:rel-width="100%"/>
    </style:style>
    <style:style style:family="table" style:name="a72537f" style:parent-style-name="TableGrid">
      <style:table-properties style:width="12.039cm" table:align="left"/>
    </style:style>
    <style:style style:family="table-column" style:name="a791e57">
      <style:table-column-properties style:column-width="87.82mm"/>
    </style:style>
    <style:style style:family="table-column" style:name="a9bd8b9">
      <style:table-column-properties style:column-width="32.57mm"/>
    </style:style>
  </office:automatic-styles>
  <office:body>
    <office:text>
      <text:p text:style-name="Standard"/>
      <table:table table:style-name="a72537f">
        <table:table-column table:style-name="a791e57"/>
        <table:table-column table:style-name="a9bd8b9"/>
        <table:table-row>
          <table:table-cell table:style-name="aac9b2d"/>
          <table:table-cell table:style-name="aac9b2d"/>
        </table:table-row>
        <table:table-row>
          <table:table-cell table:style-name="aac9b2d"/>
          <table:table-cell table:style-name="aac9b2d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Table Grid" style:family="table" style:name="TableGrid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30</dc:date>
    <meta:editing-cycles>2</meta:editing-cycles>
    <meta:editing-duration>PT0.009S</meta:editing-duration>
  </office:meta>
</office:document-meta>
</file>